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8cm" fo:min-width="2.792cm"/>
    </style:style>
    <style:style style:name="gr2" style:family="graphic" style:parent-style-name="standard">
      <style:graphic-properties draw:fill="solid" draw:fill-color="#add58a" draw:textarea-horizontal-align="justify" draw:textarea-vertical-align="middle" draw:auto-grow-height="false" fo:min-height="0.877cm" fo:min-width="2.562cm"/>
    </style:style>
    <style:style style:name="gr3" style:family="graphic" style:parent-style-name="standard">
      <style:graphic-properties draw:fill="solid" draw:fill-color="#add58a" draw:textarea-horizontal-align="justify" draw:textarea-vertical-align="middle" draw:auto-grow-height="false" fo:min-height="0.877cm" fo:min-width="3.124cm"/>
    </style:style>
    <style:style style:name="gr4" style:family="graphic" style:parent-style-name="standard">
      <style:graphic-properties draw:fill="solid" draw:fill-color="#fff685" draw:textarea-horizontal-align="justify" draw:textarea-vertical-align="middle" draw:auto-grow-height="false" fo:min-height="0.73cm" fo:min-width="0.407cm"/>
    </style:style>
    <style:style style:name="gr5" style:family="graphic" style:parent-style-name="standard">
      <style:graphic-properties draw:fill="solid" draw:fill-color="#fff685" draw:textarea-horizontal-align="justify" draw:textarea-vertical-align="middle" draw:auto-grow-height="false" fo:min-height="0.73cm" fo:min-width="0.762cm"/>
    </style:style>
    <style:style style:name="gr6" style:family="graphic" style:parent-style-name="standard">
      <style:graphic-properties draw:fill="solid" draw:fill-color="#add58a" draw:textarea-horizontal-align="justify" draw:textarea-vertical-align="middle" draw:auto-grow-height="false" fo:min-height="1.024cm" fo:min-width="4.25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fff685" draw:textarea-horizontal-align="justify" draw:textarea-vertical-align="middle" draw:auto-grow-height="false" fo:min-height="0.73cm" fo:min-width="0.983cm"/>
    </style:style>
    <style:style style:name="gr9" style:family="graphic" style:parent-style-name="standard">
      <style:graphic-properties draw:textarea-horizontal-align="justify" draw:textarea-vertical-align="middle" draw:auto-grow-height="false" fo:min-height="0.58cm" fo:min-width="0.713cm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dd58a"/>
      <style:paragraph-properties fo:text-align="center"/>
    </style:style>
    <style:style style:name="P3" style:family="paragraph">
      <loext:graphic-properties draw:fill="solid" draw:fill-color="#fff68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cm" presentation:class="title" presentation:user-transformed="true">
          <draw:text-box>
            <text:p>XCI Boolean States</text:p>
          </draw:text-box>
        </draw:frame>
        <draw:custom-shape draw:style-name="gr1" draw:text-style-name="P1" xml:id="id1" draw:id="id1" draw:layer="layout" svg:width="3.65cm" svg:height="1.176cm" svg:x="0.367cm" svg:y="8.378cm">
          <text:p text:style-name="P1">start/fals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0" draw:id="id10" draw:layer="layout" svg:width="3.062cm" svg:height="1.127cm" svg:x="6.046cm" svg:y="5.961cm">
          <text:p text:style-name="P1">set_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" draw:id="id2" draw:layer="layout" svg:width="3.624cm" svg:height="1.127cm" svg:x="5.709cm" svg:y="8.403cm">
          <text:p text:style-name="P1">clear_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3" draw:id="id3" draw:layer="layout" svg:width="1.813cm" svg:height="1.959cm" svg:x="6.493cm" svg:y="10.559cm">
          <text:p text:style-name="P1">if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3" xml:id="id4" draw:id="id4" draw:layer="layout" svg:width="2.524cm" svg:height="1.959cm" svg:x="6.124cm" svg:y="13.206cm">
          <text:p text:style-name="P1">if_no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6" draw:id="id6" draw:layer="layout" svg:width="3.65cm" svg:height="1.176cm" svg:x="16.332cm" svg:y="10.363cm">
          <text:p text:style-name="P1">fals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2" xml:id="id7" draw:id="id7" draw:layer="layout" svg:width="4.751cm" svg:height="1.274cm" svg:x="9.85cm" svg:y="13.548cm">
          <text:p text:style-name="P1">{sub-sequence}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4.017cm" svg:y1="8.966cm" svg:x2="5.709cm" svg:y2="8.967cm" draw:start-shape="id1" draw:start-glue-point="7" draw:end-shape="id2" draw:end-glue-point="5" svg:d="M4017 8966h847v1h845" svg:viewBox="0 0 1693 2">
          <text:p/>
        </draw:connector>
        <draw:connector draw:style-name="gr7" draw:text-style-name="P4" draw:layer="layout" draw:line-skew="-0.477cm" svg:x1="4.017cm" svg:y1="8.966cm" svg:x2="6.493cm" svg:y2="11.538cm" draw:start-shape="id1" draw:start-glue-point="7" draw:end-shape="id3" svg:d="M4017 8966h761v2572h1715" svg:viewBox="0 0 2477 2573">
          <text:p/>
        </draw:connector>
        <draw:connector draw:style-name="gr7" draw:text-style-name="P4" draw:layer="layout" draw:line-skew="-0.293cm" svg:x1="4.017cm" svg:y1="8.966cm" svg:x2="6.124cm" svg:y2="14.185cm" draw:start-shape="id1" draw:start-glue-point="7" draw:end-shape="id4" svg:d="M4017 8966h761v5219h1346" svg:viewBox="0 0 2108 5220">
          <text:p/>
        </draw:connector>
        <draw:connector draw:style-name="gr7" draw:text-style-name="P4" draw:layer="layout" svg:x1="8.306cm" svg:y1="11.539cm" svg:x2="10.387cm" svg:y2="11.539cm" draw:start-shape="id3" draw:start-glue-point="7" draw:end-shape="id5" draw:end-glue-point="5" svg:d="M8306 11539h2081" svg:viewBox="0 0 2082 1">
          <text:p/>
        </draw:connector>
        <draw:custom-shape draw:style-name="gr8" draw:text-style-name="P3" xml:id="id5" draw:id="id5" draw:layer="layout" svg:width="2.965cm" svg:height="1.959cm" svg:x="10.387cm" svg:y="10.559cm">
          <text:p text:style-name="P1">end_if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3" xml:id="id8" draw:id="id8" draw:layer="layout" svg:width="2.965cm" svg:height="1.959cm" svg:x="16.194cm" svg:y="13.206cm">
          <text:p text:style-name="P1">end_if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4" draw:layer="layout" draw:line-skew="1.676cm" svg:x1="9.333cm" svg:y1="8.967cm" svg:x2="16.332cm" svg:y2="10.951cm" draw:start-shape="id2" draw:start-glue-point="7" draw:end-shape="id6" draw:end-glue-point="5" svg:d="M9333 8967h5176v1984h1823" svg:viewBox="0 0 7000 1985">
          <text:p/>
        </draw:connector>
        <draw:connector draw:style-name="gr7" draw:text-style-name="P4" draw:layer="layout" draw:line-skew="-0.333cm" svg:x1="13.352cm" svg:y1="11.539cm" svg:x2="16.332cm" svg:y2="10.951cm" draw:start-shape="id5" draw:start-glue-point="7" draw:end-shape="id6" svg:d="M13352 11539h1157v-588h1823" svg:viewBox="0 0 2981 589">
          <text:p/>
        </draw:connector>
        <draw:connector draw:style-name="gr7" draw:text-style-name="P4" draw:layer="layout" svg:x1="8.648cm" svg:y1="14.186cm" svg:x2="9.85cm" svg:y2="14.185cm" draw:start-shape="id4" draw:start-glue-point="7" draw:end-shape="id7" draw:end-glue-point="5" svg:d="M8648 14186h601v-1h601" svg:viewBox="0 0 1203 2">
          <text:p/>
        </draw:connector>
        <draw:connector draw:style-name="gr7" draw:text-style-name="P4" draw:layer="layout" svg:x1="14.601cm" svg:y1="14.185cm" svg:x2="16.194cm" svg:y2="14.186cm" draw:start-shape="id7" draw:start-glue-point="7" draw:end-shape="id8" draw:end-glue-point="5" svg:d="M14601 14185h796v1h797" svg:viewBox="0 0 1594 2">
          <text:p/>
        </draw:connector>
        <draw:custom-shape draw:style-name="gr9" draw:text-style-name="P1" xml:id="id9" draw:id="id9" draw:layer="layout" svg:width="1.343cm" svg:height="1.176cm" svg:x="25.38cm" svg:y="13.597cm">
          <text:p text:style-name="P1">?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4" draw:layer="layout" svg:x1="19.159cm" svg:y1="14.186cm" svg:x2="25.38cm" svg:y2="14.185cm" draw:start-shape="id8" draw:start-glue-point="7" draw:end-shape="id9" draw:end-glue-point="5" svg:d="M19159 14186h3110v-1h3111" svg:viewBox="0 0 6222 2">
          <text:p/>
        </draw:connector>
        <draw:custom-shape draw:style-name="gr1" draw:text-style-name="P1" xml:id="id11" draw:id="id11" draw:layer="layout" svg:width="3.65cm" svg:height="1.176cm" svg:x="10.49cm" svg:y="5.936cm">
          <text:p text:style-name="P1">tru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4" draw:layer="layout" draw:line-skew="-0.254cm" svg:x1="4.017cm" svg:y1="8.966cm" svg:x2="6.046cm" svg:y2="6.525cm" draw:start-shape="id1" draw:start-glue-point="7" draw:end-shape="id10" draw:end-glue-point="5" svg:d="M4017 8966h761v-2441h1268" svg:viewBox="0 0 2030 2442">
          <text:p/>
        </draw:connector>
        <draw:connector draw:style-name="gr7" draw:text-style-name="P4" draw:layer="layout" svg:x1="9.108cm" svg:y1="6.525cm" svg:x2="10.49cm" svg:y2="6.524cm" draw:start-shape="id10" draw:start-glue-point="7" draw:end-shape="id11" draw:end-glue-point="5" svg:d="M9108 6525h692v-1h690" svg:viewBox="0 0 1383 2">
          <text:p/>
        </draw:connector>
        <draw:custom-shape draw:style-name="gr3" draw:text-style-name="P2" xml:id="id12" draw:id="id12" draw:layer="layout" svg:width="3.624cm" svg:height="1.127cm" svg:x="16.345cm" svg:y="8.182cm">
          <text:p text:style-name="P1">clear_sta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14.14cm" svg:y1="6.524cm" svg:x2="16.345cm" svg:y2="8.745cm" draw:start-shape="id11" draw:start-glue-point="7" draw:end-shape="id12" svg:d="M14140 6524h1103v2221h1102" svg:viewBox="0 0 2206 2222">
          <text:p/>
        </draw:connector>
        <draw:connector draw:style-name="gr7" draw:text-style-name="P4" draw:layer="layout" svg:x1="18.157cm" svg:y1="9.309cm" svg:x2="18.157cm" svg:y2="10.363cm" draw:start-shape="id12" draw:start-glue-point="6" draw:end-shape="id6" draw:end-glue-point="4" svg:d="M18157 9309v1054" svg:viewBox="0 0 1 1055">
          <text:p/>
        </draw:connector>
        <draw:custom-shape draw:style-name="gr5" draw:text-style-name="P3" xml:id="id13" draw:id="id13" draw:layer="layout" svg:width="2.524cm" svg:height="1.959cm" svg:x="16.782cm" svg:y="3.406cm">
          <text:p text:style-name="P1">if_no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3" xml:id="id14" draw:id="id14" draw:layer="layout" svg:width="2.965cm" svg:height="1.959cm" svg:x="20.333cm" svg:y="3.406cm">
          <text:p text:style-name="P1">end_if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4" draw:layer="layout" svg:x1="19.306cm" svg:y1="4.386cm" svg:x2="20.333cm" svg:y2="4.386cm" draw:start-shape="id13" draw:start-glue-point="7" draw:end-shape="id14" draw:end-glue-point="5" svg:d="M19306 4386h1027" svg:viewBox="0 0 1028 1">
          <text:p/>
        </draw:connector>
        <draw:connector draw:style-name="gr7" draw:text-style-name="P4" draw:layer="layout" draw:line-skew="-0.224cm" svg:x1="14.14cm" svg:y1="6.524cm" svg:x2="16.782cm" svg:y2="4.385cm" draw:start-shape="id11" draw:start-glue-point="7" draw:end-shape="id13" svg:d="M14140 6524h1098v-2139h1544" svg:viewBox="0 0 2643 2140">
          <text:p/>
        </draw:connector>
        <draw:connector draw:style-name="gr7" draw:text-style-name="P4" draw:layer="layout" svg:x1="23.298cm" svg:y1="4.386cm" svg:x2="12.315cm" svg:y2="5.936cm" draw:start-shape="id14" draw:start-glue-point="7" draw:end-shape="id11" draw:end-glue-point="4" svg:d="M23298 4386h501v-1482h-11484v3032" svg:viewBox="0 0 11485 3033">
          <text:p/>
        </draw:connector>
        <draw:custom-shape draw:style-name="gr4" draw:text-style-name="P3" xml:id="id17" draw:id="id17" draw:layer="layout" svg:width="1.813cm" svg:height="1.959cm" svg:x="15.974cm" svg:y="5.545cm">
          <text:p text:style-name="P1">if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2" xml:id="id15" draw:id="id15" draw:layer="layout" svg:width="4.751cm" svg:height="1.274cm" svg:x="18.887cm" svg:y="5.887cm">
          <text:p text:style-name="P1">{sub-sequence}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xml:id="id16" draw:id="id16" draw:layer="layout" svg:width="2.965cm" svg:height="1.959cm" svg:x="24.569cm" svg:y="5.545cm">
          <text:p text:style-name="P1">end_if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4" draw:layer="layout" svg:x1="23.638cm" svg:y1="6.524cm" svg:x2="24.569cm" svg:y2="6.525cm" draw:start-shape="id15" draw:start-glue-point="7" draw:end-shape="id16" draw:end-glue-point="5" svg:d="M23638 6524h465v1h466" svg:viewBox="0 0 932 2">
          <text:p/>
        </draw:connector>
        <draw:connector draw:style-name="gr7" draw:text-style-name="P4" draw:layer="layout" svg:x1="14.14cm" svg:y1="6.524cm" svg:x2="15.974cm" svg:y2="6.525cm" draw:start-shape="id11" draw:start-glue-point="7" draw:end-shape="id17" draw:end-glue-point="5" svg:d="M14140 6524h917v1h917" svg:viewBox="0 0 1835 2">
          <text:p/>
        </draw:connector>
        <draw:connector draw:style-name="gr7" draw:text-style-name="P4" draw:layer="layout" svg:x1="17.787cm" svg:y1="6.525cm" svg:x2="18.887cm" svg:y2="6.524cm" draw:start-shape="id17" draw:start-glue-point="7" draw:end-shape="id15" draw:end-glue-point="5" svg:d="M17787 6525h550v-1h550" svg:viewBox="0 0 1101 2">
          <text:p/>
        </draw:connector>
        <draw:connector draw:style-name="gr7" draw:text-style-name="P4" draw:layer="layout" svg:x1="26.052cm" svg:y1="7.504cm" svg:x2="26.052cm" svg:y2="13.597cm" draw:start-shape="id16" draw:start-glue-point="6" draw:end-shape="id9" draw:end-glue-point="4" svg:d="M26052 7504v6093" svg:viewBox="0 0 1 6094">
          <text:p/>
        </draw:connector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ate Persisten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Across zones and levels</text:p>
              </text:list-item>
              <text:list-item>
                <text:p>Saved and restored games</text:p>
              </text:list-item>
              <text:list-item>
                <text:p>Up to 386,544 individually named states</text:p>
              </text:list-item>
            </text:list>
          </draw:text-box>
        </draw:frame>
        <presentation:notes draw:style-name="dp2">
          <draw:page-thumbnail draw:style-name="gr10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8T21:13:39.836820081</meta:creation-date>
    <dc:date>2020-04-29T00:10:51.757123791</dc:date>
    <meta:editing-duration>PT14M19S</meta:editing-duration>
    <meta:editing-cycles>3</meta:editing-cycles>
    <meta:generator>LibreOffice/6.0.7.3$Linux_X86_64 LibreOffice_project/00m0$Build-3</meta:generator>
    <meta:document-statistic meta:object-count="65"/>
  </office:meta>
</office:document-meta>
</file>